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fr" fo:country="FR" style:text-underline-style="solid" style:text-underline-width="auto" style:text-underline-color="font-color" officeooo:rsid="00042eb5" officeooo:paragraph-rsid="00042eb5"/>
    </style:style>
    <style:style style:name="P2" style:family="paragraph" style:parent-style-name="Standard">
      <style:paragraph-properties fo:text-align="start" style:justify-single-word="false"/>
      <style:text-properties fo:language="fr" fo:country="FR" style:text-underline-style="none" officeooo:rsid="00042eb5" officeooo:paragraph-rsid="00042eb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PS UTIL USE CASE</text:p>
      <text:p text:style-name="P1"/>
      <text:p text:style-name="P2"/>
      <text:p text:style-name="P2">En tant qu’<text:span text:style-name="T1">utilisateur</text:span> je veux ma <text:span text:style-name="T1">position</text:span>.</text:p>
      <text:p text:style-name="P2"/>
      <text:p text:style-name="P2">En tant qu’<text:span text:style-name="T1">utilisateur </text:span><text:span text:style-name="T2">je veux les </text:span><text:span text:style-name="T1">attractions</text:span><text:span text:style-name="T2"> à proximité.</text:span></text:p>
      <text:p text:style-name="P2"><text:span text:style-name="T2"/></text:p>
      <text:p text:style-name="P2"><text:span text:style-name="T2">Modele </text:span></text:p>
      <text:p text:style-name="P2"><text:span text:style-name="T2"/></text:p>
      <text:p text:style-name="P2"><text:span text:style-name="T2">Location</text:span></text:p>
      <text:p text:style-name="P2"><text:span text:style-name="T2"/></text:p>
      <text:p text:style-name="P2"><text:span text:style-name="T2">userId</text:span></text:p>
      <text:p text:style-name="P2"><text:span text:style-name="T2">latitude</text:span></text:p>
      <text:p text:style-name="P2"><text:span text:style-name="T2">longitude</text:span></text:p>
      <text:p text:style-name="P2"><text:span text:style-name="T2">date</text:span></text:p>
      <text:p text:style-name="P2"><text:span text:style-name="T2"/></text:p>
      <text:p text:style-name="P2"><text:span text:style-name="T2">Attractions</text:span></text:p>
      <text:p text:style-name="P2"><text:span text:style-name="T2"/></text:p>
      <text:p text:style-name="P2"><text:span text:style-name="T2">attractionId</text:span></text:p>
      <text:p text:style-name="P2"><text:span text:style-name="T2">attractionName</text:span></text:p>
      <text:p text:style-name="P2"><text:span text:style-name="T2">latitude</text:span></text:p>
      <text:p text:style-name="P2"><text:span text:style-name="T2">longitude</text:span></text:p>
      <text:p text:style-name="P2"><text:span text:style-name="T2">city</text:span></text:p>
      <text:p text:style-name="P2"><text:span text:style-name="T2">state</text:span></text:p>
      <text:p text:style-name="P2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5-27T18:02:59.030000000</dc:date>
    <meta:editing-duration>PT40M</meta:editing-duration>
    <meta:editing-cycles>3</meta:editing-cycles>
    <meta:document-statistic meta:table-count="0" meta:image-count="0" meta:object-count="0" meta:page-count="1" meta:paragraph-count="16" meta:word-count="33" meta:character-count="224" meta:non-whitespace-character-count="206"/>
  </office:meta>
</office:document-meta>
</file>